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6.595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11.1854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4366in"/>
    </style:style>
    <style:style style:name="co16" style:family="table-column">
      <style:table-column-properties fo:break-before="auto" style:column-width="1.0291in"/>
    </style:style>
    <style:style style:name="co17" style:family="table-column">
      <style:table-column-properties fo:break-before="auto" style:column-width="0.4819in"/>
    </style:style>
    <style:style style:name="co18" style:family="table-column">
      <style:table-column-properties fo:break-before="auto" style:column-width="0.3535in"/>
    </style:style>
    <style:style style:name="co19" style:family="table-column">
      <style:table-column-properties fo:break-before="auto" style:column-width="0.3217in"/>
    </style:style>
    <style:style style:name="co20" style:family="table-column">
      <style:table-column-properties fo:break-before="auto" style:column-width="9.1693in"/>
    </style:style>
    <style:style style:name="co21" style:family="table-column">
      <style:table-column-properties fo:break-before="auto" style:column-width="1.9299in"/>
    </style:style>
    <style:style style:name="co22" style:family="table-column">
      <style:table-column-properties fo:break-before="auto" style:column-width="1.6402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3319in"/>
    </style:style>
    <style:style style:name="co25" style:family="table-column">
      <style:table-column-properties fo:break-before="auto" style:column-width="0.2783in"/>
    </style:style>
    <style:style style:name="co26" style:family="table-column">
      <style:table-column-properties fo:break-before="auto" style:column-width="15.2602in"/>
    </style:style>
    <style:style style:name="co27" style:family="table-column">
      <style:table-column-properties fo:break-before="auto" style:column-width="1.6835in"/>
    </style:style>
    <style:style style:name="co28" style:family="table-column">
      <style:table-column-properties fo:break-before="auto" style:column-width="1.2654in"/>
    </style:style>
    <style:style style:name="co29" style:family="table-column">
      <style:table-column-properties fo:break-before="auto" style:column-width="0.3646in"/>
    </style:style>
    <style:style style:name="co30" style:family="table-column">
      <style:table-column-properties fo:break-before="auto" style:column-width="4.9008in"/>
    </style:style>
    <style:style style:name="co31" style:family="table-column">
      <style:table-column-properties fo:break-before="auto" style:column-width="1.1409in"/>
    </style:style>
    <style:style style:name="co32" style:family="table-column">
      <style:table-column-properties fo:break-before="auto" style:column-width="0.4717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289in"/>
    </style:style>
    <style:style style:name="co35" style:family="table-column">
      <style:table-column-properties fo:break-before="auto" style:column-width="4.7398in"/>
    </style:style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4154in"/>
    </style:style>
    <style:style style:name="co38" style:family="table-column">
      <style:table-column-properties fo:break-before="auto" style:column-width="7.1957in"/>
    </style:style>
    <style:style style:name="co39" style:family="table-column">
      <style:table-column-properties fo:break-before="auto" style:column-width="1.0075in"/>
    </style:style>
    <style:style style:name="co40" style:family="table-column">
      <style:table-column-properties fo:break-before="auto" style:column-width="1.4583in"/>
    </style:style>
    <style:style style:name="co41" style:family="table-column">
      <style:table-column-properties fo:break-before="auto" style:column-width="1.3835in"/>
    </style:style>
    <style:style style:name="co42" style:family="table-column">
      <style:table-column-properties fo:break-before="auto" style:column-width="0.5362in"/>
    </style:style>
    <style:style style:name="co43" style:family="table-column">
      <style:table-column-properties fo:break-before="auto" style:column-width="9.9736in"/>
    </style:style>
    <style:style style:name="co44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ffff00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>
      <style:table-cell-properties style:text-align-source="fix" style:repeat-content="false"/>
      <style:paragraph-properties fo:text-align="start"/>
      <style:text-properties fo:color="#ffff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start"/>
    </style:style>
    <style:style style:name="ce19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29">
      <style:table-cell-properties style:text-align-source="fix" style:repeat-content="false"/>
      <style:paragraph-properties fo:text-align="start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6" table:number-rows-spanned="1">
            <text:p>Str</text:p>
          </table:table-cell>
          <table:covered-table-cell/>
          <table:covered-table-cell table:number-columns-repeated="3" table:style-name="ce6"/>
          <table:covered-table-cell/>
          <table:table-cell table:number-columns-repeated="16378"/>
        </table:table-row>
        <table:table-row table:style-name="ro1">
          <table:table-cell table:style-name="ce13" office:value-type="string" calcext:value-type="string">
            <text:p>Attack</text:p>
          </table:table-cell>
          <table:table-cell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6" table:number-rows-spanned="1">
            <text:p>Mag</text:p>
          </table:table-cell>
          <table:covered-table-cell/>
          <table:covered-table-cell table:number-columns-repeated="3" table:style-name="ce6"/>
          <table:covered-table-cell/>
          <table:table-cell table:number-columns-repeated="16378"/>
        </table:table-row>
        <table:table-row table:style-name="ro1">
          <table:table-cell table:style-name="ce12" office:value-type="string" calcext:value-type="string" table:number-columns-spanned="6" table:number-rows-spanned="1">
            <text:p>Fth</text:p>
          </table:table-cell>
          <table:covered-table-cell/>
          <table:covered-table-cell table:number-columns-repeated="3" table:style-name="ce6"/>
          <table:covered-table-cell/>
          <table:table-cell table:number-columns-repeated="16378"/>
        </table:table-row>
        <table:table-row table:style-name="ro1">
          <table:table-cell table:style-name="ce14" office:value-type="string" calcext:value-type="string">
            <text:p>Heal</text:p>
          </table:table-cell>
          <table:table-cell office:value-type="string" calcext:value-type="string">
            <text:p>Other 1R or Self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15" office:value-type="string" calcext:value-type="string">
            <text:p>Heals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Ambrosia</text:p>
          </table:table-cell>
          <table:table-cell office:value-type="string" calcext:value-type="string">
            <text:p>Other 1R or Self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string" calcext:value-type="string">
            <text:p>Heals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Group Heal</text:p>
          </table:table-cell>
          <table:table-cell office:value-type="string" calcext:value-type="string">
            <text:p>Column of 3 1R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15" office:value-type="string" calcext:value-type="string">
            <text:p>Heals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Team Heal 🏵</text:p>
          </table:table-cell>
          <table:table-cell office:value-type="string" calcext:value-type="string">
            <text:p>Team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Heals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Shield</text:p>
          </table:table-cell>
          <table:table-cell office:value-type="string" calcext:value-type="string">
            <text:p>Other 1R or Self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string" calcext:value-type="string">
            <text:p>Gives Shield (5 turns)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Group Shield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string" calcext:value-type="string">
            <text:p>Gives Shield (3 turns)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Team Shield 🏵</text:p>
          </table:table-cell>
          <table:table-cell office:value-type="string" calcext:value-type="string">
            <text:p>Team</text:p>
          </table:table-cell>
          <table:table-cell office:value-type="float" office:value="950" calcext:value-type="float">
            <text:p>95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Gives Shield (3 turns)</text:p>
          </table:table-cell>
          <table:table-cell table:style-name="ce15" table:number-columns-repeated="16378"/>
        </table:table-row>
        <table:table-row table:style-name="ro1">
          <table:table-cell table:style-name="ce14" office:value-type="string" calcext:value-type="string">
            <text:p>Bonus Heal</text:p>
          </table:table-cell>
          <table:table-cell office:value-type="string" calcext:value-type="string">
            <text:p>An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+9 Prio. Follow-Up. Heals</text:p>
          </table:table-cell>
          <table:table-cell table:style-name="ce15" table:number-columns-repeated="16378"/>
        </table:table-row>
        <table:table-row table:style-name="ro1">
          <table:table-cell table:style-name="ce12" office:value-type="string" calcext:value-type="string" table:number-columns-spanned="6" table:number-rows-spanned="1">
            <text:p>Stat</text:p>
          </table:table-cell>
          <table:covered-table-cell/>
          <table:covered-table-cell table:number-columns-repeated="3" table:style-name="ce6"/>
          <table:covered-table-cell/>
          <table:table-cell table:number-columns-repeated="16378"/>
        </table:table-row>
        <table:table-row table:style-name="ro1">
          <table:table-cell table:style-name="ce14" office:value-type="string" calcext:value-type="string">
            <text:p>Do Nothing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13" office:value-type="string" calcext:value-type="string">
            <text:p>Defend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3 Prio. Gives +70 SP and Defend equal to 20% Max HP (1 turn)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Protect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3 Prio. Gives Protect <text:span text:style-name="T1">(</text:span>1 turn<text:span text:style-name="T1">)</text:span>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Blossom</text:p>
          </table:table-cell>
          <table:table-cell office:value-type="string" calcext:value-type="string">
            <text:p>Team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+300 Bloom to selected te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k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k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tk Up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tk Down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f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f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Def Up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Def Down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h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h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Fth Up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Fth Down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gi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gi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gi Up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gi Down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tk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tk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Def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Def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Fth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Fth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gi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gi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el 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positive basic Atk/Def/Agi/Fth 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el De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negative basic Atk/Def/Agi/Fth de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utralize</text:p>
          </table:table-cell>
          <table:table-cell office:value-type="string" calcext:value-type="string">
            <text:p>Column of 3 2R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Removes all basic Atk/Def/Agi/Fth buffs and de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Other 2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Removes up to 2 stacks each of Burn, Frostbite, Shock, Windswept, Tremor, Dazzled, Curse, and Poi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Cure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moves up to 2 stacks each of Burn, Frostbite, Shock, Windswept, Tremor, Dazzled, Curse, and Poi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ly Switch</text:p>
          </table:table-cell>
          <table:table-cell office:value-type="string" calcext:value-type="string">
            <text:p>Any Ally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 position with the targ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ring Range</text:p>
          </table:table-cell>
          <table:table-cell office:value-type="string" calcext:value-type="string">
            <text:p>Any Othe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ives Mark (4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Wing Repair</text:p>
          </table:table-cell>
          <table:table-cell office:value-type="string" calcext:value-type="string">
            <text:p>Self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Gives Waxen Wings</text:p>
          </table:table-cell>
          <table:table-cell table:number-columns-repeated="16378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gnis" table:style-name="ta1">
        <table:table-column table:style-name="co8" table:default-cell-style-name="ce14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10"/>
        <table:table-column table:style-name="co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office:value-type="string" calcext:value-type="string">
            <text:p>Flame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ing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ing Bullet</text:p>
          </table:table-cell>
          <table:table-cell office:value-type="string" calcext:value-type="string">
            <text:p>Other 2R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Gun-based. 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narok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urn and Burnt Out (2 turns)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rimson Danc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+1 Bleed (3 turns)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Boiling Red River 🏵</text:p>
          </table:table-cell>
          <table:table-cell office:value-type="string" calcext:value-type="string">
            <text:p>Te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leed and Blighted (3 turns)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Star Ruler 🏵</text:p>
          </table:table-cell>
          <table:table-cell office:value-type="string" calcext:value-type="string">
            <text:p>Other 2R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user Star Ruler (5 turns) and +5 Flames of Death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Infernal Lamen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an only be used with Blazing Wings. Gives target +1 Burn (3 turns) and user -1 Def (2 turns). User loses HP equal to 35% of the Dmg dealt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elestial Plummet 🏵</text:p>
          </table:table-cell>
          <table:table-cell office:value-type="string" calcext:value-type="string">
            <text:p>Other 2R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 only be used with Blazing Wings. Gives +3 Burn and Burnt Out (4 turns). User loses HP equal to 35% of the Dmg dealt. If used during the last turn of Blazing Wings, +120 Pow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Blazing Claws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ves Blazing Claws (2 turns)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office:value-type="string" calcext:value-type="string">
            <text:p>Fireball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Burn (3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Burn (3 turns)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Heat Wave</text:p>
          </table:table-cell>
          <table:table-cell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14"/>
          <table:table-cell office:value-type="string" calcext:value-type="string">
            <text:p>Gives +1 Burn (2 turns)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Meltdown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Burn (3 turns) to target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string" calcext:value-type="string">
            <text:p>Other 1R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Gives Incinerate (3 turns)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olar Flare 🏵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Burn and Burnt Out (3 turns)</text:p>
          </table:table-cell>
          <table:table-cell table:style-name="ce6" table:number-columns-repeated="2"/>
        </table:table-row>
        <table:table-row table:style-name="ro1">
          <table:table-cell table:style-name="ce16" office:value-type="string" calcext:value-type="string">
            <text:p>W93 Reaper</text:p>
          </table:table-cell>
          <table:table-cell table:style-name="Default" office:value-type="string" calcext:value-type="string">
            <text:p>Column of 3 1R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string" calcext:value-type="string">
            <text:p>Gives +1 Radiation (3 turns)</text:p>
          </table:table-cell>
          <table:table-cell table:style-name="ce6" office:value-type="string" calcext:value-type="string">
            <text:p>ref irl nuke</text:p>
          </table:table-cell>
          <table:table-cell table:style-name="ce6"/>
        </table:table-row>
        <table:table-row table:style-name="ro1">
          <table:table-cell table:style-name="ce16" office:value-type="string" calcext:value-type="string">
            <text:p>UGM-133 Scythe II 🏵</text:p>
          </table:table-cell>
          <table:table-cell table:style-name="Default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1 Radiation and Decay (3 turns)</text:p>
          </table:table-cell>
          <table:table-cell table:style-name="ce6" office:value-type="string" calcext:value-type="string">
            <text:p>ref irl nuke</text:p>
          </table:table-cell>
          <table:table-cell table:style-name="ce6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table:style-name="Default" office:value-type="string" calcext:value-type="string">
            <text:p>Firewall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Default" office:value-type="string" calcext:value-type="string">
            <text:p>Gives Shield and +1 Def (3 turns)</text:p>
          </table:table-cell>
          <table:table-cell table:style-name="ce6" office:value-type="string" calcext:value-type="string">
            <text:p>Computer joke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table:style-name="Default" office:value-type="string" calcext:value-type="string">
            <text:p>Will-o-Wisp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Burn (5 turns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unny Day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un (5 turns)</text:p>
          </table:table-cell>
          <table:table-cell table:style-name="Default"/>
          <table:table-cell/>
        </table:table-row>
      </table:table>
      <table:table table:name="Glac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Default"/>
        <table:table-column table:style-name="co7" table:number-columns-repeated="1637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Ice Shard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style-name="ce10"/>
          <table:table-cell table:style-name="Default" office:value-type="string" calcext:value-type="string">
            <text:p>Gives +1 Frostbite (2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Icicle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Gives +1 Frostbite (2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4" office:value-type="string" calcext:value-type="string">
            <text:p>Glacier Crash</text:p>
          </table:table-cell>
          <table:table-cell table:style-name="ce6" office:value-type="string" calcext:value-type="string">
            <text:p>2 Others 1R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its each target once. Each hit gives -1 Def (2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4" office:value-type="string" calcext:value-type="string">
            <text:p>Ice Age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Frostbite and Frostbound (3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6" office:value-type="string" calcext:value-type="string">
            <text:p>Time-Severing Scyth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Triggers all end-of-turn effects on the target. If the target is an ally, does no damage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Frost Puls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"/>
          <table:table-cell table:style-name="Default" office:value-type="string" calcext:value-type="string">
            <text:p>Gives +1 Frostbite (3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Ice Beam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style-name="Default" office:value-type="string" calcext:value-type="string">
            <text:p>Gives +1 Frostbite (3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Deep Freeze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Frostbite (3 turns) to target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Flash Freeze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Freeze-Dry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-2 Agi (3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Blizzard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320" calcext:value-type="float">
            <text:p>320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office:value-type="string" calcext:value-type="string">
            <text:p>Gives +1 Frostbite (2 turns). During Snow, -50 SP Cost (calculated after Affinity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Frost Wind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ives -1 Agi (2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Eternal Winter 🏵</text:p>
          </table:table-cell>
          <table:table-cell table:style-name="ce6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1 Frostbite and Frostbound (2 turns)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Frost Freesia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Gives target +1 Frostbite (2 turns) and user +60 SP</text:p>
          </table:table-cell>
          <table:table-cell table:style-name="ce6" office:value-type="string" calcext:value-type="string">
            <text:p>ref Tri-Focuser</text:p>
          </table:table-cell>
          <table:table-cell table:style-name="ce6" table:number-columns-repeated="16377"/>
        </table:table-row>
        <table:table-row table:style-name="ro1">
          <table:table-cell table:style-name="ce16" office:value-type="string" calcext:value-type="string">
            <text:p>Winged Blossom 🏵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Hits 2 times. The 1st hit is Glacies, and the 2nd is Lux. Gives user Winged Blossom (6 turns) and +320 SP</text:p>
          </table:table-cell>
          <table:table-cell table:style-name="ce6" office:value-type="string" calcext:value-type="string">
            <text:p>Triggers 2 Absolute Lily uses</text:p>
          </table:table-cell>
          <table:table-cell table:style-name="ce6"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Aurora Veil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Gives Barrier (3 turns). Can only be used if Weather is Clear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6" office:value-type="string" calcext:value-type="string">
            <text:p>Ocean's Embrace</text:p>
          </table:table-cell>
          <table:table-cell office:value-type="string" calcext:value-type="string">
            <text:p>Column of 3 2R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Gives Shield (4 turns). If the target already has Shield, gives Ocean's Embrace (4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6" office:value-type="string" calcext:value-type="string">
            <text:p>Tablet of Destinies 🏵</text:p>
          </table:table-cell>
          <table:table-cell office:value-type="string" calcext:value-type="string">
            <text:p>Team</text:p>
          </table:table-cell>
          <table:table-cell table:style-name="ce17" office:value-type="float" office:value="1000" calcext:value-type="float">
            <text:p>1,0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25 Pow for each Primordial Sea on user. Gives Shield and +2 Def (3 Turns). Spend all Primordial Sea after use</text:p>
          </table:table-cell>
          <table:table-cell table:style-name="ce6" office:value-type="string" calcext:value-type="string">
            <text:p>ref Mesopotamian myth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Nurturing Sea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-9 Prio. Follow-Up. Gives Shield <text:span text:style-name="T1">(</text:span>1 turn<text:span text:style-name="T1">)</text:span>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Rain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owstorm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now (5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Temporal Suspension</text:p>
          </table:table-cell>
          <table:table-cell office:value-type="string" calcext:value-type="string">
            <text:p>Other 2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ves Temporal Suspension (2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Time Dilation 🏵</text:p>
          </table:table-cell>
          <table:table-cell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ets the cooldown of the target's Bloom skill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ulgur" table:style-name="ta1">
        <table:table-column table:style-name="co22" table:default-cell-style-name="ce6"/>
        <table:table-column table:style-name="co23" table:default-cell-style-name="ce6"/>
        <table:table-column table:style-name="co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7" table:number-columns-repeated="16377" table:default-cell-style-name="ce6"/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Range</text:p>
          </table:table-cell>
          <table:table-cell table:style-name="ce19" office:value-type="string" calcext:value-type="string">
            <text:p>SP/🏵</text:p>
          </table:table-cell>
          <table:table-cell table:style-name="ce19" office:value-type="string" calcext:value-type="string">
            <text:p>Pow</text:p>
          </table:table-cell>
          <table:table-cell table:style-name="ce19" office:value-type="string" calcext:value-type="string">
            <text:p>CD</text:p>
          </table:table-cell>
          <table:table-cell table:style-name="ce19" office:value-type="string" calcext:value-type="string">
            <text:p>Desc</text:p>
          </table:table-cell>
          <table:table-cell table:style-name="ce19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4" office:value-type="string" calcext:value-type="string">
            <text:p>Volt S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Shock (2 turns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Lightning Spea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Shock (2 turns)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Shattering Bolt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1 Atk and -1 Def (3 turns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Thunderclap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Wrath of Zeus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Shock and Overloaded (2 turns)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Ame-no-Ohabari</text:p>
          </table:table-cell>
          <table:table-cell office:value-type="string" calcext:value-type="string">
            <text:p>Column of 3 1R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Gives Severing Bolt (3 turns)</text:p>
          </table:table-cell>
          <table:table-cell office:value-type="string" calcext:value-type="string">
            <text:p>ref Japanese Myth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Horizon Cleave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targets Severing Bolt and Overloaded (2 turns) and user Horizon Cleave (5 turns)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Thunderous Cleave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+9 Prio. Follow-Up. Gives +1 Shock <text:span text:style-name="T1">(</text:span>2 turns<text:span text:style-name="T1">)</text:span>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Trick Shock</text:p>
          </table:table-cell>
          <table:table-cell office:value-type="string" calcext:value-type="string">
            <text:p>2 Others 2R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un-based. Hits each target once. Gives +1 Shock (2 turns)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Twin Revolvers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-based. Hits 2 times. The 1<text:span text:style-name="T2">st</text:span> hit is Fulgur and gives +3 Shock (2 Turns); the 2<text:span text:style-name="T2">nd</text:span> hit is Malum and gives +3 Curse (2 Turns). If both hits connect, gives target's entire team Mark (2 Turns)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4" office:value-type="string" calcext:value-type="string">
            <text:p>Spark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Shock (3 turns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Thunder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Shock (3 turns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Bolt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Chain Lightning</text:p>
          </table:table-cell>
          <table:table-cell office:value-type="string" calcext:value-type="string">
            <text:p>Other 1R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its 3 times. The first hits the selected target. The 2<text:span text:style-name="T2">nd</text:span> and 3<text:span text:style-name="T2">rd</text:span> hits move upwards or downwards 1 space, going for a kill if it sees one and otherwise hitting whichever target will take the most damage. If there’s no target above or below it, dissipates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Overvol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Shock (3 turns) to target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Thunder</text:p>
          </table:table-cell>
          <table:table-cell office:value-type="string" calcext:value-type="string">
            <text:p>Other 1R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 office:value-type="string" calcext:value-type="string">
            <text:p>During Rain, -30 SP Cost (calculated after Affinity)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Mystical Power Plant 🏵</text:p>
          </table:table-cell>
          <table:table-cell office:value-type="string" calcext:value-type="string">
            <text:p>Other 1R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target Overloaded (3 turns) and user’s entire team +3 Charge</text:p>
          </table:table-cell>
          <table:table-cell office:value-type="string" calcext:value-type="string">
            <text:p>ref: Mystical Power Plant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Gives +5 Charge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Thunder Wave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Shock (3 turns)</text:p>
          </table:table-cell>
          <table:table-cell table:number-columns-repeated="16378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ntus" table:style-name="ta1">
        <table:table-column table:style-name="co28" table:number-columns-repeated="2" table:default-cell-style-name="Default"/>
        <table:table-column table:style-name="co17" table:default-cell-style-name="ce6"/>
        <table:table-column table:style-name="co29" table:default-cell-style-name="ce6"/>
        <table:table-column table:style-name="co5" table:default-cell-style-name="ce6"/>
        <table:table-column table:style-name="co30" table:default-cell-style-name="Default"/>
        <table:table-column table:style-name="co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2" office:value-type="string" calcext:value-type="string" table:number-columns-spanned="6" table:number-rows-spanned="1">
            <text:p>Str</text:p>
          </table:table-cell>
          <table:covered-table-cell table:number-columns-repeated="5"/>
          <table:table-cell/>
        </table:table-row>
        <table:table-row table:style-name="ro1">
          <table:table-cell table:style-name="ce13" office:value-type="string" calcext:value-type="string">
            <text:p>Wind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Wind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Jet Stream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/>
        </table:table-row>
        <table:table-row table:style-name="ro1">
          <table:table-cell table:style-name="ce13" office:value-type="string" calcext:value-type="string">
            <text:p>Feather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 Wind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ts 2 times. Each hit gives -1 Def (2 turns) and +1 Windswept (2 turns)</text:p>
          </table:table-cell>
          <table:table-cell/>
        </table:table-row>
        <table:table-row table:style-name="ro1">
          <table:table-cell office:value-type="string" calcext:value-type="string">
            <text:p>Devastator Gust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3 Windswept and Tempest (3 turns)</text:p>
          </table:table-cell>
          <table:table-cell/>
        </table:table-row>
        <table:table-row table:style-name="ro1">
          <table:table-cell table:style-name="ce18" office:value-type="string" calcext:value-type="string">
            <text:p>Ripping Gale</text:p>
          </table:table-cell>
          <table:table-cell office:value-type="string" calcext:value-type="string">
            <text:p>Any Other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f hitting a weakness, user gains +2 Agi (3 turns)</text:p>
          </table:table-cell>
          <table:table-cell/>
        </table:table-row>
        <table:table-row table:style-name="ro1">
          <table:table-cell table:style-name="ce18" office:value-type="string" calcext:value-type="string">
            <text:p>Dive Bomb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+25 Pow for each level of Agi buff on user. User loses all Agi buffs after use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6" table:number-rows-spanned="1">
            <text:p>Mag</text:p>
          </table:table-cell>
          <table:covered-table-cell table:number-columns-repeated="5"/>
          <table:table-cell/>
        </table:table-row>
        <table:table-row table:style-name="ro1">
          <table:table-cell table:style-name="ce13" office:value-type="string" calcext:value-type="string">
            <text:p>Gus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Twist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Tornado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ves +1 Windswept (2 turns) to Target+Up+Down</text:p>
          </table:table-cell>
          <table:table-cell/>
        </table:table-row>
        <table:table-row table:style-name="ro1">
          <table:table-cell table:style-name="ce13" office:value-type="string" calcext:value-type="string">
            <text:p>Hurrican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uring Rain, -50 SP Cost (calculated after Affinity)</text:p>
          </table:table-cell>
          <table:table-cell/>
        </table:table-row>
        <table:table-row table:style-name="ro1">
          <table:table-cell table:style-name="ce13" office:value-type="string" calcext:value-type="string">
            <text:p>Typhoon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Typhoon (3 turns)</text:p>
          </table:table-cell>
          <table:table-cell/>
        </table:table-row>
        <table:table-row table:style-name="ro1">
          <table:table-cell table:style-name="ce13" office:value-type="string" calcext:value-type="string">
            <text:p>Raging Mistral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2 Windswept and Tempest (2 turns) to Target+Up+Down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6" table:number-rows-spanned="1">
            <text:p>Fth</text:p>
          </table:table-cell>
          <table:covered-table-cell table:number-columns-repeated="5"/>
          <table:table-cell/>
        </table:table-row>
        <table:table-row table:style-name="ro1">
          <table:table-cell table:style-name="ce13" office:value-type="string" calcext:value-type="string">
            <text:p>Wind Barrier</text:p>
          </table:table-cell>
          <table:table-cell office:value-type="string" calcext:value-type="string">
            <text:p>Wi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6" office:value-type="string" calcext:value-type="string">
            <text:p>Gives Shield (5 turns) and Wind Barrier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6" table:number-rows-spanned="1">
            <text:p>Stat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inds of Change</text:p>
          </table:table-cell>
          <table:table-cell office:value-type="string" calcext:value-type="string">
            <text:p>Any 2 Allies or Self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s the positions of the targets</text:p>
          </table:table-cell>
          <table:table-cell/>
        </table:table-row>
        <table:table-row table:style-name="ro1">
          <table:table-cell office:value-type="string" calcext:value-type="string">
            <text:p>Tailwind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Gives +3 Agi (2 turns)</text:p>
          </table:table-cell>
          <table:table-cell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rra" table:style-name="ta1">
        <table:table-column table:style-name="co31" table:default-cell-style-name="ce14"/>
        <table:table-column table:style-name="co23" table:default-cell-style-name="Default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7" table:number-columns-repeated="16378" table:default-cell-style-name="ce6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Flint Shard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Tremor (2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one Cutter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Tremor (2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ntle Fractur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2 Def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arthquake</text:p>
          </table:table-cell>
          <table:table-cell table:style-name="ce6" office:value-type="string" calcext:value-type="string">
            <text:p>All Others</text:p>
          </table:table-cell>
          <table:table-cell office:value-type="float" office:value="350" calcext:value-type="float">
            <text:p>3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nly damages Grounded unit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ia Force 🏵</text:p>
          </table:table-cell>
          <table:table-cell table:style-name="ce6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Tremor and Shattered (2 turns)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Obsidian Wing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string" calcext:value-type="string">
            <text:p>Gives user +3 Flames of Death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Obsidian Blades</text:p>
          </table:table-cell>
          <table:table-cell table:style-name="ce6"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+9 Prio. Follow-Up. Gives target +1 Tremor and Burnt Out (3 turns)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Gem 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Tremor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mond Beam</text:p>
          </table:table-cell>
          <table:table-cell office:value-type="string" calcext:value-type="string">
            <text:p>Other 1R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ssure</text:p>
          </table:table-cell>
          <table:table-cell table:style-name="ce6" office:value-type="string" calcext:value-type="string">
            <text:p>Other 2R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+2 Tremor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st Devil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During Sandstorm, -50 SP Cost (calculated after Affinity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ast Prism 🏵</text:p>
          </table:table-cell>
          <table:table-cell office:value-type="string" calcext:value-type="string">
            <text:p>Other 1R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-3 Atk (3 turns) to user and target. Gives Shattered (3 turns) to target</text:p>
          </table:table-cell>
          <table:table-cell office:value-type="string" calcext:value-type="string">
            <text:p>ref Terraria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Stone Armor</text:p>
          </table:table-cell>
          <table:table-cell office:value-type="string" calcext:value-type="string">
            <text:p>Other 1R or Self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office:value-type="string" calcext:value-type="string">
            <text:p>Gives Barrier, +2 Def, and -2 Agi (5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Caltrops</text:p>
          </table:table-cell>
          <table:table-cell office:value-type="string" calcext:value-type="string">
            <text:p>Field Side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 office:value-type="string" calcext:value-type="string">
            <text:p>Places Caltrops (5 turns)</text:p>
          </table:table-cell>
          <table:table-cell table:style-name="Default" table:number-columns-repeated="16378"/>
        </table:table-row>
        <table:table-row table:style-name="ro1">
          <table:table-cell table:style-name="Default" office:value-type="string" calcext:value-type="string">
            <text:p>Sandstorm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andstorm (5 turns)</text:p>
          </table:table-cell>
          <table:table-cell table:style-name="Default" table:number-columns-repeated="16378"/>
        </table:table-row>
      </table:table>
      <table:table table:name="Lux" table:style-name="ta1">
        <table:table-column table:style-name="co36" table:default-cell-style-name="Default"/>
        <table:table-column table:style-name="co37" table:default-cell-style-name="Default"/>
        <table:table-column table:style-name="co17" table:default-cell-style-name="ce6"/>
        <table:table-column table:style-name="co33" table:default-cell-style-name="ce6"/>
        <table:table-column table:style-name="co34" table:default-cell-style-name="ce6"/>
        <table:table-column table:style-name="co38" table:default-cell-style-name="ce6"/>
        <table:table-column table:style-name="co39" table:default-cell-style-name="Default"/>
        <table:table-column table:style-name="co7" table:number-columns-repeated="1637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Shining Slash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Light Lance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Lightswitch</text:p>
          </table:table-cell>
          <table:table-cell table:style-name="ce14" office:value-type="string" calcext:value-type="string">
            <text:p>Other 1R and Ally 1R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Sky’s Wrath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Dazzled and Starstruck (3 turns)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Lion's Wrath 🏵</text:p>
          </table:table-cell>
          <table:table-cell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user -4 Atk (3 turns). Deals +30% Weakness Dmg</text:p>
          </table:table-cell>
          <table:table-cell table:style-name="ce6" table:number-columns-repeated="16378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Gleam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Sunbeam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3" office:value-type="string" calcext:value-type="string">
            <text:p>Flash of Ligh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Floodlight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14"/>
          <table:table-cell office:value-type="string" calcext:value-type="string">
            <text:p>Gives +1 Dazzled (2 turns)</text:p>
          </table:table-cell>
          <table:table-cell table:style-name="ce6" table:number-columns-repeated="16378"/>
        </table:table-row>
        <table:table-row table:style-name="ro1">
          <table:table-cell table:style-name="ce14" office:value-type="string" calcext:value-type="string">
            <text:p>Samsara 🏵</text:p>
          </table:table-cell>
          <table:table-cell table:style-name="ce6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Dazzled and Starstuck (2 turns)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Searing Clarity</text:p>
          </table:table-cell>
          <table:table-cell table:style-name="ce6" office:value-type="string" calcext:value-type="string">
            <text:p>2 Others 2R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amages the 1st target and gives the 2nd target Inscription of Clarity (4 Turns)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Solar Burst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target -1 Def (2 turns) and user +50 SP</text:p>
          </table:table-cell>
          <table:table-cell table:style-name="ce6" table:number-columns-repeated="16378"/>
        </table:table-row>
        <table:table-row table:style-name="ro1">
          <table:table-cell table:style-name="ce16" office:value-type="string" calcext:value-type="string">
            <text:p>Luminary Rose</text:p>
          </table:table-cell>
          <table:table-cell table:style-name="ce6" office:value-type="string" calcext:value-type="string">
            <text:p>Other 2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string" calcext:value-type="string">
            <text:p>Gives target +2 Dazzled (2 turns) and user +60 SP</text:p>
          </table:table-cell>
          <table:table-cell table:style-name="ce6" table:number-columns-repeated="16378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Great Blessing 🏵</text:p>
          </table:table-cell>
          <table:table-cell table:style-name="ce14" office:value-type="string" calcext:value-type="string">
            <text:p>Team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Heals and gives +2 Regen (4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6" office:value-type="string" calcext:value-type="string">
            <text:p>Amrita Shower</text:p>
          </table:table-cell>
          <table:table-cell table:style-name="ce14" office:value-type="string" calcext:value-type="string">
            <text:p>Other 2R or Self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420" calcext:value-type="float">
            <text:p>420</text:p>
          </table:table-cell>
          <table:table-cell table:style-name="ce14"/>
          <table:table-cell table:style-name="ce14" office:value-type="string" calcext:value-type="string">
            <text:p>Costs 1 Amrita. Heals and cures Burn, Frostbite, Shock, Windswept, Tremor, Dazzled, Curse, and Poison</text:p>
          </table:table-cell>
          <table:table-cell office:value-type="string" calcext:value-type="string">
            <text:p>ref Indian myth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Nectar Deluge 🏵</text:p>
          </table:table-cell>
          <table:table-cell table:style-name="ce14" office:value-type="string" calcext:value-type="string">
            <text:p>Team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Costs 5 Amrita. Heals up to 30% above max HP and gives +2 Regen (4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6" office:value-type="string" calcext:value-type="string">
            <text:p>Gift of Vigor</text:p>
          </table:table-cell>
          <table:table-cell table:style-name="ce14" office:value-type="string" calcext:value-type="string">
            <text:p>Other 2R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Gives Shield and Inscription of Vigor (4 Turns)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office:value-type="string" calcext:value-type="string">
            <text:p>Sacred Ground</text:p>
          </table:table-cell>
          <table:table-cell office:value-type="string" calcext:value-type="string">
            <text:p>Field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laces Sacred Ground (3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Amrita Blossom</text:p>
          </table:table-cell>
          <table:table-cell office:value-type="string" calcext:value-type="string">
            <text:p>Other 1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<text:span text:style-name="T3">Gives target Amrita Blossom (3 turns) and </text:span>user +1 Amrita</text:p>
          </table:table-cell>
          <table:table-cell office:value-type="string" calcext:value-type="string">
            <text:p>ref Indian myth</text:p>
          </table:table-cell>
          <table:table-cell table:number-columns-repeated="16377"/>
        </table:table-row>
        <table:table-row table:style-name="ro1">
          <table:table-cell table:style-name="ce18" office:value-type="string" calcext:value-type="string">
            <text:p>Gift of Mysticism</text:p>
          </table:table-cell>
          <table:table-cell office:value-type="string" calcext:value-type="string">
            <text:p>Other 2R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Gives Inscription of Mysticism (4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Lion's Roar 🏵</text:p>
          </table:table-cell>
          <table:table-cell office:value-type="string" calcext:value-type="string">
            <text:p>Self</text:p>
          </table:table-cell>
          <table:table-cell table:style-name="ce17" office:value-type="float" office:value="1000" calcext:value-type="float">
            <text:p>1,000</text:p>
          </table:table-cell>
          <table:table-cell table:number-columns-repeated="2"/>
          <table:table-cell office:value-type="string" calcext:value-type="string">
            <text:p>Gives Lion's Roar (2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Radiant Heaven</text:p>
          </table:table-cell>
          <table:table-cell office:value-type="string" calcext:value-type="string">
            <text:p>Other 1R</text:p>
          </table:table-cell>
          <table:table-cell table:style-name="ce22" office:value-type="float" office:value="100" calcext:value-type="float">
            <text:p>100+</text:p>
          </table:table-cell>
          <table:table-cell table:number-columns-repeated="2"/>
          <table:table-cell office:value-type="string" calcext:value-type="string">
            <text:p>Uses all SP (up to 2,500) in increments of 100. For every 100 SP consumed, gives +1 Radiant Heaven (3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Sun's Blessing 🏵</text:p>
          </table:table-cell>
          <table:table-cell office:value-type="string" calcext:value-type="string">
            <text:p>Other 2R</text:p>
          </table:table-cell>
          <table:table-cell table:style-name="ce17" office:value-type="float" office:value="800" calcext:value-type="float">
            <text:p>8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ives target Extra Action (1 turn) and user Sun's Blessing (6 turns)</text:p>
          </table:table-cell>
          <table:table-cell table:number-columns-repeated="16378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lum" table:style-name="ta1">
        <table:table-column table:style-name="co40" table:default-cell-style-name="Default"/>
        <table:table-column table:style-name="co41" table:default-cell-style-name="ce6"/>
        <table:table-column table:style-name="co42" table:default-cell-style-name="ce6"/>
        <table:table-column table:style-name="co4" table:default-cell-style-name="ce6"/>
        <table:table-column table:style-name="co12" table:default-cell-style-name="ce6"/>
        <table:table-column table:style-name="co43" table:default-cell-style-name="Default"/>
        <table:table-column table:style-name="co44" table:default-cell-style-name="Default"/>
        <table:table-column table:style-name="co7" table:number-columns-repeated="16377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P/🏵</text:p>
          </table:table-cell>
          <table:table-cell table:style-name="ce11" office:value-type="string" calcext:value-type="string">
            <text:p>Pow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Cursed 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Gives +1 Curse (2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4" office:value-type="string" calcext:value-type="string">
            <text:p>Shadow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ce6" office:value-type="string" calcext:value-type="string">
            <text:p>Gives +1 Curse (2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4" office:value-type="string" calcext:value-type="string">
            <text:p>Vampire Fang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User heals equal to 40% of Dmg dealt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3" office:value-type="string" calcext:value-type="string">
            <text:p>Fight Dirty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ves -1 Def and -1 Agi (3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4" office:value-type="string" calcext:value-type="string">
            <text:p>Hit and Run</text:p>
          </table:table-cell>
          <table:table-cell table:style-name="ce14" office:value-type="string" calcext:value-type="string">
            <text:p>Other 1R and Ally 1R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4" office:value-type="string" calcext:value-type="string">
            <text:p>Death Sentence 🏵</text:p>
          </table:table-cell>
          <table:table-cell table:style-name="ce14" office:value-type="string" calcext:value-type="string">
            <text:p>Any Other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Gives +5 Curse and Doomed (3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6" office:value-type="string" calcext:value-type="string">
            <text:p>Bleeding Edge</text:p>
          </table:table-cell>
          <table:table-cell table:style-name="ce14" office:value-type="string" calcext:value-type="string">
            <text:p>Other 1R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4" office:value-type="string" calcext:value-type="string">
            <text:p>Gives +3 Bleed (5 turns)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6" office:value-type="string" calcext:value-type="string">
            <text:p>Blood Banquet</text:p>
          </table:table-cell>
          <table:table-cell table:style-name="ce14" office:value-type="string" calcext:value-type="string">
            <text:p>Adjacent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4" office:value-type="string" calcext:value-type="string">
            <text:p>User heals equal to 50% of Dmg dealt</text:p>
          </table:table-cell>
          <table:table-cell table:style-name="ce14"/>
          <table:table-cell table:style-name="ce6" table:number-columns-repeated="16377"/>
        </table:table-row>
        <table:table-row table:style-name="ro1">
          <table:table-cell table:style-name="ce16" office:value-type="string" calcext:value-type="string">
            <text:p>Freikugel</text:p>
          </table:table-cell>
          <table:table-cell table:style-name="ce14" office:value-type="string" calcext:value-type="string">
            <text:p>Any Other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4" office:value-type="string" calcext:value-type="string">
            <text:p>Ignores Shield. Gun-based. Hits 7 times. The 7th hit targets an ally instead of the target. Gets a kill if it can, otherwise hits the ally that will take the most damage</text:p>
          </table:table-cell>
          <table:table-cell table:style-name="ce14" office:value-type="string" calcext:value-type="string">
            <text:p>ref Der Freischütz</text:p>
          </table:table-cell>
          <table:table-cell table:style-name="ce6"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Mag</text:p>
          </table:table-cell>
          <table:covered-table-cell table:number-columns-repeated="6" table:style-name="ce20"/>
          <table:table-cell table:number-columns-repeated="16377"/>
        </table:table-row>
        <table:table-row table:style-name="ro1">
          <table:table-cell table:style-name="ce14" office:value-type="string" calcext:value-type="string">
            <text:p>Dark Bolt</text:p>
          </table:table-cell>
          <table:table-cell table:style-name="Default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Curse (3 turns)</text:p>
          </table:table-cell>
          <table:table-cell table:style-name="ce14"/>
          <table:table-cell table:number-columns-repeated="16377"/>
        </table:table-row>
        <table:table-row table:style-name="ro1">
          <table:table-cell table:style-name="ce14" office:value-type="string" calcext:value-type="string">
            <text:p>Demon Scythe</text:p>
          </table:table-cell>
          <table:table-cell office:value-type="string" calcext:value-type="string">
            <text:p>Other 2R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6" office:value-type="string" calcext:value-type="string">
            <text:p>Hits 3 times. Each hit gives +1 Curse (2 turns)</text:p>
          </table:table-cell>
          <table:table-cell table:style-name="ce6" office:value-type="string" calcext:value-type="string">
            <text:p>ref Terraria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Soul Eater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User heals equal to 60% of Dmg dealt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4" office:value-type="string" calcext:value-type="string">
            <text:p>Acid Bomb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Gives -2 Def (3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4" office:value-type="string" calcext:value-type="string">
            <text:p>Dark Fountain</text:p>
          </table:table-cell>
          <table:table-cell table:style-name="Default" office:value-type="string" calcext:value-type="string">
            <text:p>Column of 3 1R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Gives +1 Curse (2 turns). User takes damage equal to 25% of Dmg dealt</text:p>
          </table:table-cell>
          <table:table-cell table:style-name="ce14" office:value-type="string" calcext:value-type="string">
            <text:p>ref Deltarune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Gateway to Hades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ives Wilted and Doomed (3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14" office:value-type="string" calcext:value-type="string">
            <text:p>Malefic Ward</text:p>
          </table:table-cell>
          <table:table-cell table:style-name="Default" office:value-type="string" calcext:value-type="string">
            <text:p>Other 1R or Self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6" office:value-type="string" calcext:value-type="string">
            <text:p>Gives Shield (5 turns) and Malefic Ward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12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office:value-type="string" calcext:value-type="string">
            <text:p>Voodoo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User loses 20% HP. Gives +3 Curse (3 turns)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calcext:value-type="string">
            <text:p>Poison Gas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Gives +3 Poison (3 turns)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calcext:value-type="string">
            <text:p>Summon Eclipse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Changes weather to Eclipse (5 turns)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Toxic Smog 🏵</text:p>
          </table:table-cell>
          <table:table-cell table:style-name="Default" office:value-type="string" calcext:value-type="string">
            <text:p>Team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Gives +3 Poison (5 turns)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Kiss of Betrayal 🏵</text:p>
          </table:table-cell>
          <table:table-cell office:value-type="string" calcext:value-type="string">
            <text:p>Any Ally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lls target and gives user Extra Action (4 Turns)</text:p>
          </table:table-cell>
          <table:table-cell office:value-type="string" calcext:value-type="string">
            <text:p>ref Bible</text:p>
          </table:table-cell>
          <table:table-cell table:number-columns-repeated="16377"/>
        </table:table-row>
        <table:table-row table:style-name="ro1" table:number-rows-repeated="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1"/>
      <number:text>+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4:54:18.795455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29:13.352349194</meta:creation-date>
    <dc:date>2025-08-12T17:38:15.174924155</dc:date>
    <meta:editing-duration>PT21H6M46S</meta:editing-duration>
    <meta:editing-cycles>324</meta:editing-cycles>
    <meta:generator>LibreOffice/25.2.4.3$Linux_X86_64 LibreOffice_project/33e196637044ead23f5c3226cde09b47731f7e27</meta:generator>
    <meta:document-statistic meta:table-count="8" meta:cell-count="1003" meta:object-count="0"/>
  </office:meta>
</office:document-meta>
</file>